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08_09-38-53_000.jpg</text:p>
          </table:table-cell>
          <table:table-cell table:style-name="ce20" office:value-type="string">
            <text:p>:bookmemo / 読んだ本 / 『パニック障害と過呼吸』 / 著者=磯部潮 /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bookmemo / 読んだ本 / 『パニック障害と過呼吸』 / 著者=磯部潮 / ">
            <text:p>:bookmemo / 読んだ本 / 『パニック障害と過呼吸』 / 著者=磯部潮 /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1-08_09-39-34_000.jpg</text:p>
          </table:table-cell>
          <table:table-cell table:style-name="ce27" office:value-type="string">
            <text:p>:bookmemo / 読んだ本 / 『経済学ベーシック』 / 著者=細江、笹山、編著 / 途中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bookmemo / 読んだ本 / 『経済学ベーシック』 / 著者=細江、笹山、編著 / 途中">
            <text:p>:bookmemo / 読んだ本 / 『経済学ベーシック』 / 著者=細江、笹山、編著 / 途中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1-08_09-39-23_000.jpg</text:p>
          </table:table-cell>
          <table:table-cell table:style-name="ce27" office:value-type="string">
            <text:p>:bookmemo / 読んだ本 / 『経済学ベーシック』 / 著者=細江、笹山、編著 / 途中 ここまで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bookmemo / 読んだ本 / 『経済学ベーシック』 / 著者=細江、笹山、編著 / 途中 ここまで">
            <text:p>:bookmemo / 読んだ本 / 『経済学ベーシック』 / 著者=細江、笹山、編著 / 途中 ここまで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 office:value-type="string">
            <text:p>2022-11-08_10-22-58_000.jpg</text:p>
          </table:table-cell>
          <table:table-cell table:style-name="ce20" office:value-type="string">
            <text:p>:bookmemo / 読んだ本 / 『老化と脳科学』 / 著者=山本啓一 / 途中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bookmemo / 読んだ本 / 『老化と脳科学』 / 著者=山本啓一 / 途中">
            <text:p>:bookmemo / 読んだ本 / 『老化と脳科学』 / 著者=山本啓一 / 途中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1-08_10-22-49_000.jpg</text:p>
          </table:table-cell>
          <table:table-cell table:style-name="ce27" office:value-type="string">
            <text:p>:bookmemo / 読んだ本 / 『老化と脳科学』 / 著者=山本啓一 / 途中 ここまで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bookmemo / 読んだ本 / 『老化と脳科学』 / 著者=山本啓一 / 途中 ここまで">
            <text:p>:bookmemo / 読んだ本 / 『老化と脳科学』 / 著者=山本啓一 / 途中 ここまで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08_01-54-08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11-08_14-04-14_000.jpg</text:p>
          </table:table-cell>
          <table:table-cell table:style-name="ce28" office:value-type="string">
            <text:p>:m :篠笛,shinobue #*# / session-memo:session-1 / p.1:genre=memo:alt-fingering:(h-6~;chuukan;A;h-7h)(h-~:6-5-2-3;chuukan;Af;h-7)(h-~:5-2-3;chuukan;Gf;h-6)(h-~:5;chuukan;G;h-5h)(h-~:4-6;chuukan;Af;h-7)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篠笛,shinobue #*# / session-memo:session-1 / p.1:genre=memo:alt-fingering:(h-6~;chuukan;A;h-7h)(h-~:6-5-2-3;chuukan;Af;h-7)(h-~:5-2-3;chuukan;Gf;h-6)(h-~:5;chuukan;G;h-5h)(h-~:4-6;chuukan;Af;h-7),musescore=~">
            <text:p>:m :篠笛,shinobue #*# / session-memo:session-1 / p.1:genre=memo:alt-fingering:(h-6~;chuukan;A;h-7h)(h-~:6-5-2-3;chuukan;Af;h-7)(h-~:5-2-3;chuukan;Gf;h-6)(h-~:5;chuukan;G;h-5h)(h-~:4-6;chuukan;Af;h-7),musescore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1-08_10-25-25_000.jpg</text:p>
          </table:table-cell>
          <table:table-cell table:style-name="ce27" office:value-type="string">
            <text:p>:m #*# / memo:other(m:other) / topic=習字, about=~,other=~,id=~,content=増;因;殖;組;織;細;菌;感;体;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#*# / memo:other(m:other) / topic=習字, about=~,other=~,id=~,content=増;因;殖;組;織;細;菌;感;体;">
            <text:p>:m #*# / memo:other(m:other) / topic=習字, about=~,other=~,id=~,content=増;因;殖;組;織;細;菌;感;体;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1-08_16-36-34_000.jpg</text:p>
          </table:table-cell>
          <table:table-cell table:style-name="ce27" office:value-type="string">
            <text:p>:m #*# RES / JVEMV6 64#203_nihon_shuukyoo / 『日本宗教の複合的構造』 著者=~,校注=~ / p.318 / w=,topic=「教規之大意」,publishe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#*# RES / JVEMV6 64#203_nihon_shuukyoo / 『日本宗教の複合的構造』 著者=~,校注=~ / p.318 / w=,topic=「教規之大意」,publisher=~,other=~">
            <text:p>:m #*# RES / JVEMV6 64#203_nihon_shuukyoo / 『日本宗教の複合的構造』 著者=~,校注=~ / p.318 / w=,topic=「教規之大意」,publishe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1-08_10-16-49_000.jpg</text:p>
          </table:table-cell>
          <table:table-cell table:style-name="ce28" office:value-type="string">
            <text:p>:m #*# RES / JVEMV6 64#209_brain_yamamoto / 『老化と脳科学』 著者=山本啓一,校注=~ / p.59 / w=海馬；抗体タンパク質,topic=~,publisher=~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2-11-08_01-54-00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2-11-08_01-54-27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11-07_20-47-5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2-11-08_12-22-4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07_20-55-20_000.jpg</text:p>
          </table:table-cell>
          <table:table-cell table:style-name="ce27" office:value-type="string">
            <text:p>:m 食べた物 / 盛り付け方、様子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2-11-08_16-36-51_000.jpg</text:p>
          </table:table-cell>
          <table:table-cell table:style-name="ce28" office:value-type="string">
            <text:p>:m #*# / memo:other(m:other) / topic=習字, about=~,other=~,id=~,content=答;諮;教;奉;貫;使;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#*# / memo:other(m:other) / topic=習字, about=~,other=~,id=~,content=答;諮;教;奉;貫;使;">
            <text:p>:m #*# / memo:other(m:other) / topic=習字, about=~,other=~,id=~,content=答;諮;教;奉;貫;使;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2-11-08_19-04-12_000.jpg</text:p>
          </table:table-cell>
          <table:table-cell table:style-name="ce28" office:value-type="string">
            <text:p>:m :篠笛,shinobue #*# / session-memo:session-1 / p.1:genre=melody,other=alt-fingering+,musescore=~ \\\ p.2:genre=melody:continue-from:page-1,musescore=~ \\\ p.3:genre=melody,musesco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:篠笛,shinobue #*# / session-memo:session-1 / p.1:genre=melody,other=alt-fingering+,musescore=~ \\\ p.2:genre=melody:continue-from:page-1,musescore=~ \\\ p.3:genre=melody,musescore=~">
            <text:p>:m :篠笛,shinobue #*# / session-memo:session-1 / p.1:genre=melody,other=alt-fingering+,musescore=~ \\\ p.2:genre=melody:continue-from:page-1,musescore=~ \\\ p.3:genre=melody,musescore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9">2022/11/09</text:date>, <text:time>10:1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9T10:18:36.17</dc:date>
    <dc:creator>iwabuchi ken</dc:creator>
    <meta:editing-duration>P50DT17H6M14S</meta:editing-duration>
    <meta:editing-cycles>16463</meta:editing-cycles>
    <meta:document-statistic meta:table-count="2" meta:cell-count="922" meta:object-count="0"/>
    <meta:user-defined meta:name="qrichtext">1</meta:user-defined>
  </office:meta>
</office:document-meta>
</file>